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rsid="0000a22f" officeooo:paragraph-rsid="0000a22f"/>
    </style:style>
    <style:style style:name="P2" style:family="paragraph" style:parent-style-name="Standard">
      <style:text-properties style:font-name="Cambria" fo:font-weight="bold" officeooo:rsid="0000a22f" officeooo:paragraph-rsid="0000a22f" style:font-weight-asian="bold" style:font-weight-complex="bold"/>
    </style:style>
    <style:style style:name="P3" style:family="paragraph" style:parent-style-name="Standard">
      <style:text-properties style:font-name="Cambria" fo:font-weight="bold" officeooo:rsid="00025941" officeooo:paragraph-rsid="0003b454" style:font-weight-asian="bold" style:font-weight-complex="bold"/>
    </style:style>
    <style:style style:name="P4" style:family="paragraph" style:parent-style-name="Standard">
      <style:text-properties style:font-name="Cambria" fo:font-size="13pt" fo:font-weight="bold" officeooo:rsid="0000a22f" officeooo:paragraph-rsid="0000a22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ambria" officeooo:rsid="00025941" officeooo:paragraph-rsid="00025941"/>
    </style:style>
    <style:style style:name="P6" style:family="paragraph" style:parent-style-name="Standard">
      <style:text-properties style:font-name="Cambria" style:text-underline-style="solid" style:text-underline-width="auto" style:text-underline-color="font-color" officeooo:rsid="00025941" officeooo:paragraph-rsid="00025941"/>
    </style:style>
    <style:style style:name="P7" style:family="paragraph" style:parent-style-name="Standard">
      <style:text-properties style:font-name="Cambria" fo:font-size="10.5pt" fo:font-weight="bold" officeooo:rsid="00025941" officeooo:paragraph-rsid="0003b454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Cambria" fo:font-size="10.5pt" fo:font-weight="bold" officeooo:rsid="00025941" officeooo:paragraph-rsid="000d7fe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Cambria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Cambria" fo:font-size="10.5pt" fo:font-weight="normal" officeooo:rsid="00025941" officeooo:paragraph-rsid="0003b454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mbria" fo:font-size="10.5pt" fo:font-weight="normal" officeooo:rsid="0005b0d9" officeooo:paragraph-rsid="0005b0d9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Cambria" fo:font-size="10.5pt" fo:font-weight="normal" officeooo:rsid="0007b022" officeooo:paragraph-rsid="0007b022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break-before="page"/>
      <style:text-properties style:font-name="Cambria" fo:font-size="12pt" fo:font-weight="bold" officeooo:rsid="0003dde7" officeooo:paragraph-rsid="0003dde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onsolas" fo:font-size="10.5pt" officeooo:rsid="00025941" officeooo:paragraph-rsid="00025941" style:font-size-asian="10.5pt" style:font-size-complex="10.5pt"/>
    </style:style>
    <style:style style:name="P15" style:family="paragraph" style:parent-style-name="Standard">
      <style:text-properties style:font-name="Consolas" fo:font-size="10.5pt" officeooo:rsid="00025941" officeooo:paragraph-rsid="00029a88" style:font-size-asian="10.5pt" style:font-size-complex="10.5pt"/>
    </style:style>
    <style:style style:name="P16" style:family="paragraph" style:parent-style-name="Standard">
      <style:text-properties style:font-name="Consolas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17" style:family="paragraph" style:parent-style-name="Standard">
      <style:text-properties style:font-name="Consolas" fo:font-size="10.5pt" fo:font-weight="normal" officeooo:rsid="000d7fe8" officeooo:paragraph-rsid="000d7fe8" style:font-size-asian="10.5pt" style:font-weight-asian="normal" style:font-size-complex="10.5pt" style:font-weight-complex="normal"/>
    </style:style>
    <style:style style:name="P18" style:family="paragraph" style:parent-style-name="Standard">
      <style:text-properties style:font-name="Consolas" fo:font-size="9pt" fo:font-weight="normal" officeooo:rsid="0003dde7" officeooo:paragraph-rsid="0003dde7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onsolas" fo:font-size="8pt" fo:font-weight="normal" officeooo:rsid="0003dde7" officeooo:paragraph-rsid="0003dde7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Consolas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21" style:family="paragraph" style:parent-style-name="Standard">
      <style:text-properties style:font-name="Consolas" fo:font-size="10.5pt" fo:font-weight="normal" officeooo:rsid="00103b3c" officeooo:paragraph-rsid="00103b3c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Consolas" fo:font-size="9pt" fo:font-weight="normal" officeooo:rsid="0003dde7" officeooo:paragraph-rsid="00103b3c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Cambria" fo:font-size="10.5pt" fo:font-weight="normal" officeooo:rsid="0007b022" officeooo:paragraph-rsid="00103b3c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Cambria" fo:font-size="11pt" style:text-underline-style="solid" style:text-underline-width="auto" style:text-underline-color="font-color" fo:font-weight="normal" officeooo:rsid="0007b022" officeooo:paragraph-rsid="00103b3c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Cambria" fo:font-size="11pt" style:text-underline-style="solid" style:text-underline-width="auto" style:text-underline-color="font-color" fo:font-weight="normal" officeooo:rsid="0007b022" officeooo:paragraph-rsid="0007b022" style:font-size-asian="11pt" style:font-weight-asian="normal" style:font-size-complex="11pt" style:font-weight-complex="normal"/>
    </style:style>
    <style:style style:name="T1" style:family="text">
      <style:text-properties officeooo:rsid="00029a88"/>
    </style:style>
    <style:style style:name="T2" style:family="text">
      <style:text-properties officeooo:rsid="0003b454"/>
    </style:style>
    <style:style style:name="T3" style:family="text">
      <style:text-properties officeooo:rsid="0007995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0879f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69de"/>
    </style:style>
    <style:style style:name="T8" style:family="text">
      <style:text-properties officeooo:rsid="000f0642"/>
    </style:style>
    <style:style style:name="T9" style:family="text">
      <style:text-properties officeooo:rsid="00103b3c"/>
    </style:style>
    <style:style style:name="T10" style:family="text">
      <style:text-properties style:font-name="Cambria" fo:font-size="11pt" style:text-underline-style="solid" style:text-underline-width="auto" style:text-underline-color="font-color" officeooo:rsid="0007b022" style:font-size-asian="11pt" style:font-size-complex="11pt"/>
    </style:style>
    <style:style style:name="T11" style:family="text">
      <style:text-properties fo:font-size="11pt" style:text-underline-style="solid" style:text-underline-width="auto" style:text-underline-color="font-color" officeooo:rsid="0007b022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enDroneMap Notes</text:p>
      <text:p text:style-name="P2"/>
      <text:p text:style-name="P2">Stages</text:p>
      <text:p text:style-name="P1"/>
      <text:p text:style-name="P1"><text:tab/>Load Dataset</text:p>
      <text:p text:style-name="P1"><text:tab/>OpenSFM</text:p>
      <text:p text:style-name="P1"><text:tab/>OpenMVS</text:p>
      <text:p text:style-name="P1"><text:tab/>Filter Points</text:p>
      <text:p text:style-name="P1"><text:tab/>Mesh</text:p>
      <text:p text:style-name="P1"><text:tab/>Texture</text:p>
      <text:p text:style-name="P1"><text:tab/>Georeference</text:p>
      <text:p text:style-name="P1"><text:tab/>DEM</text:p>
      <text:p text:style-name="P1"><text:tab/>Orthophoto</text:p>
      <text:p text:style-name="P1"><text:tab/>Report</text:p>
      <text:p text:style-name="P1"><text:tab/>Post Process</text:p>
      <text:p text:style-name="P1"/>
      <text:p text:style-name="P3">Stage: OpenSFM</text:p>
      <text:p text:style-name="P5"/>
      <text:p text:style-name="P5">ODM modifies OpenSFM’s undistort scripts to accept a list of data sets to process. This is inconvenient for calling between C/C++ executable and python, so AeroMap creates a new set of undistort scripts (‘undistort_aero’) that revert to the original OpenSFM structure. This means to process multiple dataset types (rgb, thermal, multispectral), a separate call is needed for each.</text:p>
      <text:p text:style-name="P5"/>
      <text:p text:style-name="P6">Files</text:p>
      <text:p text:style-name="P5"/>
      <text:p text:style-name="P14"><text:tab/>opensfm</text:p>
      <text:p text:style-name="P14"><text:tab/><text:tab/>undistort.py<text:tab/><text:tab/><text:tab/><text:tab/>→ <text:span text:style-name="T3">undistort_aero.py</text:span><text:tab/></text:p>
      <text:p text:style-name="P15"><text:tab/><text:tab/>actions/<text:span text:style-name="T1">undistort.py<text:tab/><text:tab/>→ </text:span><text:span text:style-name="T3">actions/undistort_aero.py</text:span></text:p>
      <text:p text:style-name="P15"><text:tab/><text:tab/><text:span text:style-name="T1">commands/undistort.py<text:tab/><text:tab/>→ </text:span><text:span text:style-name="T3">commands/undistort_aero.py</text:span></text:p>
      <text:p text:style-name="P15"><text:tab/><text:tab/><text:span text:style-name="T1">command/__init__.py<text:tab/><text:tab/>← insert new command</text:span></text:p>
      <text:p text:style-name="P15"/>
      <text:p text:style-name="P7">Stage: <text:span text:style-name="T2">Georeference</text:span></text:p>
      <text:p text:style-name="P10"/>
      <text:p text:style-name="P11">ODM builds and runs a large command line to perform the georeferencing. AeroMap builds and executes a pdal pipeline. I think this is easier to read &amp; maintain.</text:p>
      <text:p text:style-name="P11"/>
      <text:p text:style-name="P13">Files</text:p>
      <text:p text:style-name="P9"/>
      <text:p text:style-name="P9"><text:span text:style-name="T11">opensfm/undistorted/reconstruction.nvm</text:span><text:tab/><text:tab/>← output of “opensfm export_vusalsfm”</text:p>
      <text:p text:style-name="P9"/>
      <text:p text:style-name="P25">opensfm/reconstruction.json</text:p>
      <text:p text:style-name="P12"/>
      <text:p text:style-name="P16">[</text:p>
      <text:p text:style-name="P16"><text:s text:c="4"/>{</text:p>
      <text:p text:style-name="P16"><text:s text:c="7"/>"<text:span text:style-name="T6">cameras</text:span>": {</text:p>
      <text:p text:style-name="P16"><text:tab/><text:tab/>"<text:span text:style-name="T6">shots</text:span>": {</text:p>
      <text:p text:style-name="P19"><text:s text:c="11"/><text:span text:style-name="T4"><text:s/>"IMG_0488.JPG": {</text:span></text:p>
      <text:p text:style-name="P18"><text:s text:c="16"/>"rotation": [</text:p>
      <text:p text:style-name="P18"><text:s text:c="20"/>-1.0588369877269819,</text:p>
      <text:p text:style-name="P18"><text:s text:c="20"/>2.8041605829911784,</text:p>
      <text:p text:style-name="P18"><text:s text:c="20"/>-0.012852494623036023</text:p>
      <text:p text:style-name="P18"><text:s text:c="16"/>],</text:p>
      <text:p text:style-name="P18"><text:s text:c="16"/>"translation": [</text:p>
      <text:p text:style-name="P18"><text:s text:c="20"/>135.67296064495642,</text:p>
      <text:p text:style-name="P18"><text:s text:c="20"/>-67.8354209010786,</text:p>
      <text:p text:style-name="P18"><text:s text:c="20"/>1003.32947882128</text:p>
      <text:p text:style-name="P18"><text:s text:c="16"/>],</text:p>
      <text:p text:style-name="P18"><text:s text:c="16"/>"camera": "v2 canon canon digital ixus 120 is 4000 3000 brown 0.8067",</text:p>
      <text:p text:style-name="P18"><text:s text:c="16"/>"orientation": 6,</text:p>
      <text:p text:style-name="P18"><text:s text:c="16"/>"capture_time": 1299257221.0,</text:p>
      <text:p text:style-name="P18"><text:s text:c="16"/>"gps_dop": 10.0,</text:p>
      <text:p text:style-name="P18"><text:s text:c="16"/>"gps_position": [</text:p>
      <text:p text:style-name="P18"><text:s text:c="20"/>181.90056344568916,</text:p>
      <text:p text:style-name="P18"><text:s text:c="20"/>203.80612155516792,</text:p>
      <text:p text:style-name="P18"><text:s text:c="20"/>977.0611611334607</text:p>
      <text:p text:style-name="P18"><text:s text:c="16"/>],</text:p>
      <text:p text:style-name="P18"><text:s text:c="16"/>"vertices": [],</text:p>
      <text:p text:style-name="P18"><text:s text:c="16"/>"faces": [],</text:p>
      <text:p text:style-name="P18"><text:s text:c="16"/>"scale": 1.0,</text:p>
      <text:p text:style-name="P19"><text:span text:style-name="T4"><text:s text:c="16"/>"covariance": </text:span>[],</text:p>
      <text:p text:style-name="P19"><text:s text:c="16"/>"merge_cc": 0</text:p>
      <text:p text:style-name="P19"><text:s text:c="12"/>},</text:p>
      <text:p text:style-name="P16"><text:tab/><text:tab/>"<text:span text:style-name="T6">points</text:span>": {</text:p>
      <text:p text:style-name="P18"><text:tab/><text:tab/><text:tab/>"34540": {</text:p>
      <text:p text:style-name="P18"><text:s text:c="16"/>"color": [</text:p>
      <text:p text:style-name="P18"><text:s text:c="20"/>212.0,</text:p>
      <text:p text:style-name="P18"><text:s text:c="20"/>191.0,</text:p>
      <text:p text:style-name="P18"><text:s text:c="20"/>173.0</text:p>
      <text:p text:style-name="P18"><text:s text:c="16"/>],</text:p>
      <text:p text:style-name="P18"><text:s text:c="16"/>"coordinates": [</text:p>
      <text:p text:style-name="P18"><text:s text:c="20"/>-58.66669475950692,</text:p>
      <text:p text:style-name="P18"><text:s text:c="20"/>55.013646783300814,</text:p>
      <text:p text:style-name="P18"><text:s text:c="20"/>821.0578493640587</text:p>
      <text:p text:style-name="P18"><text:s text:c="16"/>]</text:p>
      <text:p text:style-name="P18"><text:s text:c="12"/>},</text:p>
      <text:p text:style-name="P16"><text:tab/><text:tab/>"<text:span text:style-name="T6">biases</text:span>": {</text:p>
      <text:p text:style-name="P16"><text:tab/><text:tab/>"<text:span text:style-name="T6">rig_cameras</text:span>": {</text:p>
      <text:p text:style-name="P16"><text:tab/><text:tab/>"<text:span text:style-name="T6">rig_instances</text:span>": {</text:p>
      <text:p text:style-name="P16"><text:tab/><text:tab/>"<text:span text:style-name="T6">reference_lla</text:span>": {<text:tab/><text:tab/><text:tab/><text:tab/><text:tab/>← <text:span text:style-name="T5">same format/content as reference_lla.json</text:span></text:p>
      <text:p text:style-name="P18"><text:tab/><text:tab/><text:tab/>"latitude": 46.55190099232119,</text:p>
      <text:p text:style-name="P18"><text:s text:c="11"/><text:tab/>"longitude": 6.681421273803743,</text:p>
      <text:p text:style-name="P18"><text:s text:c="11"/><text:tab/>"altitude": 0.0</text:p>
      <text:p text:style-name="P18"><text:s text:c="8"/>}</text:p>
      <text:p text:style-name="P16"><text:s text:c="4"/>}</text:p>
      <text:p text:style-name="P16">]</text:p>
      <text:p text:style-name="P16"/>
      <text:p text:style-name="P23"/>
      <text:p text:style-name="P24"><text:soft-page-break/>opensfm/stats/stats.json</text:p>
      <text:p text:style-name="P23"/>
      <text:p text:style-name="P22">{</text:p>
      <text:p text:style-name="P22"><text:s text:c="4"/>"processing_statistics": {</text:p>
      <text:p text:style-name="P22"><text:s text:c="8"/>"steps_times": {</text:p>
      <text:p text:style-name="P22"><text:s text:c="12"/>"Feature Extraction": 63.01497680000001,</text:p>
      <text:p text:style-name="P22"><text:s text:c="12"/>"Features Matching": 55.0024409,</text:p>
      <text:p text:style-name="P22"><text:s text:c="12"/>"Tracks Merging": 5.1950047,</text:p>
      <text:p text:style-name="P22"><text:s text:c="12"/>"Reconstruction": 118.7749211,</text:p>
      <text:p text:style-name="P22"><text:s text:c="12"/>"Total Time": 241.9873435</text:p>
      <text:p text:style-name="P22"><text:s text:c="8"/>},</text:p>
      <text:p text:style-name="P22"><text:s text:c="8"/>"date": "05/08/2024 at 08:38:45",</text:p>
      <text:p text:style-name="P22"><text:s text:c="8"/>"start_date": "04/03/2011 at 08:42:16",</text:p>
      <text:p text:style-name="P22"><text:s text:c="8"/>"end_date": "04/03/2011 at 08:48:18",</text:p>
      <text:p text:style-name="P22"><text:s text:c="8"/>"area": 209092.46879010607</text:p>
      <text:p text:style-name="P22"><text:s text:c="4"/>},</text:p>
      <text:p text:style-name="P22"><text:s text:c="4"/>"features_statistics": {</text:p>
      <text:p text:style-name="P22"><text:s text:c="8"/>"detected_features": {</text:p>
      <text:p text:style-name="P22"><text:s text:c="12"/>"min": 10229,</text:p>
      <text:p text:style-name="P22"><text:s text:c="12"/>"max": 17136,</text:p>
      <text:p text:style-name="P22"><text:s text:c="12"/>"mean": 12435,</text:p>
      <text:p text:style-name="P22"><text:s text:c="12"/>"median": 11906</text:p>
      <text:p text:style-name="P22"><text:s text:c="8"/>},</text:p>
      <text:p text:style-name="P22"><text:s text:c="8"/>"reconstructed_features": {</text:p>
      <text:p text:style-name="P22"><text:s text:c="12"/>"min": 976,</text:p>
      <text:p text:style-name="P22"><text:s text:c="12"/>"max": 7311,</text:p>
      <text:p text:style-name="P22"><text:s text:c="12"/>"mean": 4429,</text:p>
      <text:p text:style-name="P22"><text:s text:c="12"/>"median": 4515</text:p>
      <text:p text:style-name="P22"><text:s text:c="8"/>}</text:p>
      <text:p text:style-name="P22"><text:s text:c="4"/>},</text:p>
      <text:p text:style-name="P22"><text:s text:c="4"/>"reconstruction_statistics": {</text:p>
      <text:p text:style-name="P22"><text:tab/>"camera_errors": {</text:p>
      <text:p text:style-name="P22"><text:tab/>"rig_errors": {},</text:p>
      <text:p text:style-name="P22"><text:tab/>"gps_errors": {</text:p>
      <text:p text:style-name="P22"><text:tab/>"gcp_errors": {},</text:p>
      <text:p text:style-name="P16"><text:tab/>"3d_errors": {</text:p>
      <text:p text:style-name="P21">}</text:p>
      <text:p text:style-name="P21"/>
      <text:p text:style-name="P16"><text:span text:style-name="T10">odm_georeferencing/odm_georeferenced_model.laz<text:tab/></text:span><text:tab/>← <text:span text:style-name="T7">output by georef stage</text:span></text:p>
      <text:p text:style-name="P17">(potentially modified by dem stage during classification)</text:p>
      <text:p text:style-name="P17"/>
      <text:p text:style-name="P17"/>
      <text:p text:style-name="P8"><text:span text:style-name="T8">C</text:span>ropper <text:span text:style-name="T8">N</text:span>otes</text:p>
      <text:p text:style-name="P8"/>
      <text:p text:style-name="P17">(note "crop" and "bounds" are separate concepts/classes, so a stage may create a bounds </text:p>
      <text:p text:style-name="P17">file without necessarily "cropping")</text:p>
      <text:p text:style-name="P17"/>
      <text:p text:style-name="P17">StageGeoref</text:p>
      <text:p text:style-name="P17"><text:tab/>cropper.create_bounds_gpkg():</text:p>
      <text:p text:style-name="P17"><text:tab/>cropper.create_bounds_geojson():</text:p>
      <text:p text:style-name="P17"/>
      <text:p text:style-name="P17">StageDem</text:p>
      <text:p text:style-name="P17"/>
      <text:p text:style-name="P17"><text:tab/>cropper.crop():</text:p>
      <text:p text:style-name="P17"><text:tab/><text:tab/>gpkg_path= d:\test_odm\odm_georeferencing\odm_georeferenced_model.bounds.gpkg</text:p>
      <text:p text:style-name="P17"><text:tab/><text:tab/>geotiff_path= d:\test_odm\odm_dem\dsm.tif</text:p>
      <text:p text:style-name="P17"><text:tab/><text:tab/>gdal_options= {'TILED': 'YES', 'COMPRESS': 'DEFLATE', 'BLOCKXSIZE': 512, 'BLOCKYSIZE': 512, 'BIGTIFF': 'IF_SAFER', 'NUM_THREADS': 16}</text:p>
      <text:p text:style-name="P17"><text:soft-page-break/><text:tab/><text:tab/>warp_options= []</text:p>
      <text:p text:style-name="P17"/>
      <text:p text:style-name="P17"/>
      <text:p text:style-name="P17">StageOrtho</text:p>
      <text:p text:style-name="P17"/>
      <text:p text:style-name="P17"><text:tab/>cropper.crop():</text:p>
      <text:p text:style-name="P17"><text:tab/><text:tab/>gpkg_path= d:\test_odm\odm_georeferencing\odm_georeferenced_model.bounds.gpkg</text:p>
      <text:p text:style-name="P17"><text:tab/><text:tab/>geotiff_path= d:\test_odm\odm_orthophoto\odm_orthophoto.tif</text:p>
      <text:p text:style-name="P17"><text:tab/><text:tab/>gdal_options= {'TILED': 'YES', 'COMPRESS': 'DEFLATE', 'PREDICTOR': '2', 'BIGTIFF': 'IF_SAFER', 'BLOCKXSIZE': 512, 'BLOCKYSIZE': 512, 'NUM_THREADS': 16}</text:p>
      <text:p text:style-name="P17"><text:tab/><text:tab/>warp_options= ['-dstalpha']</text:p>
      <text:p text:style-name="P17"/>
      <text:p text:style-name="P17">StageReport</text:p>
      <text:p text:style-name="P17"/>
      <text:p text:style-name="P17"><text:tab/>cropper.crop():</text:p>
      <text:p text:style-name="P17"><text:tab/><text:tab/>gpkg_path= d:\test_odm\odm_georeferencing\odm_georeferenced_model.bounds.gpkg</text:p>
      <text:p text:style-name="P17"><text:tab/><text:tab/>geotiff_path= d:\test_odm\opensfm\stats\overlap.tif</text:p>
      <text:p text:style-name="P17"><text:tab/><text:tab/>gdal_options= {'TILED': 'YES', 'COMPRESS': 'DEFLATE', 'PREDICTOR': '2', 'BIGTIFF': 'IF_SAFER', 'BLOCKXSIZE': 512, 'BLOCKYSIZE': 512, 'NUM_THREADS': 16}</text:p>
      <text:p text:style-name="P17"><text:tab/><text:tab/>warp_options= []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2902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8T13:01:54.547000000</dc:date>
    <meta:editing-duration>PT26M43S</meta:editing-duration>
    <meta:editing-cycles>18</meta:editing-cycles>
    <meta:generator>LibreOffice/7.3.7.2$Windows_X86_64 LibreOffice_project/e114eadc50a9ff8d8c8a0567d6da8f454beeb84f</meta:generator>
    <meta:document-statistic meta:table-count="0" meta:image-count="0" meta:object-count="0" meta:page-count="4" meta:paragraph-count="141" meta:word-count="402" meta:character-count="4725" meta:non-whitespace-character-count="3435"/>
  </office:meta>
</office:document-meta>
</file>